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3333ff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17cm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17cm"/>
    </style:style>
    <style:style style:name="gr14" style:family="graphic" style:parent-style-name="objectwithoutfill">
      <style:graphic-properties svg:stroke-color="#ff3333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standard">
      <style:graphic-properties draw:opacity="30%" draw:textarea-vertical-align="middle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Calibri" style:font-family-generic="swiss" style:font-pitch="variable" fo:font-size="16pt" style:font-size-asian="16pt" style:font-size-complex="16pt"/>
    </style:style>
    <style:style style:name="P4" style:family="paragraph">
      <style:paragraph-properties fo:text-align="center"/>
      <style:text-properties fo:font-family="Calibri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Calibri" style:font-family-generic="swiss" style:font-pitch="variable"/>
    </style:style>
    <style:style style:name="P6" style:family="paragraph">
      <style:text-properties fo:color="#ff3333" fo:font-family="Calibri" style:font-family-generic="swiss" style:font-pitch="variable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color="#000000" fo:font-family="Calibri" style:font-family-generic="swiss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0000ff"/>
    </style:style>
    <style:style style:name="P11" style:family="paragraph">
      <style:text-properties fo:color="#0000ff" fo:font-family="Calibri" style:font-family-generic="swiss" style:font-pitch="variable" fo:font-size="12pt" style:font-size-asian="12pt" style:font-size-complex="12pt"/>
    </style:style>
    <style:style style:name="P12" style:family="paragraph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font-family="Calibri" style:font-family-generic="swiss" style:font-pitch="variable" fo:font-size="16pt" style:font-size-asian="16pt" style:font-size-complex="16pt"/>
    </style:style>
    <style:style style:name="T3" style:family="text">
      <style:text-properties fo:font-family="Calibri" style:font-family-generic="swiss" style:font-pitch="variable" fo:font-size="12pt" style:font-size-asian="12pt" style:font-size-complex="12pt"/>
    </style:style>
    <style:style style:name="T4" style:family="text">
      <style:text-properties fo:color="#ff3333" fo:font-family="Calibri" style:font-family-generic="swiss" style:font-pitch="variable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family="Calibri" style:font-family-generic="swiss" style:font-pitch="variable"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6cm" svg:height="1.026cm" svg:x="4.002cm" svg:y="12.974cm">
          <draw:text-box>
            <text:p text:style-name="P1"><text:span text:style-name="T1">ALU</text:span></text:p>
          </draw:text-box>
        </draw:frame>
        <draw:polygon draw:style-name="gr2" draw:text-style-name="P2" draw:layer="layout" svg:width="4.201cm" svg:height="2.9cm" svg:x="2.7cm" svg:y="11.399cm" svg:viewBox="0 0 4202 2901" draw:points="1801,0 2101,1451 2401,0 4202,0 3601,2901 2401,2901 1801,2901 601,2901 0,0">
          <text:p/>
        </draw:polygon>
        <draw:frame draw:style-name="gr3" draw:text-style-name="P3" draw:layer="layout" svg:width="1.9cm" svg:height="0.941cm" svg:x="4.102cm" svg:y="13cm">
          <draw:text-box>
            <text:p text:style-name="P3"><text:span text:style-name="T2">ALU</text:span></text:p>
          </draw:text-box>
        </draw:frame>
        <draw:rect draw:style-name="gr4" draw:text-style-name="P4" draw:layer="layout" svg:width="1.8cm" svg:height="1.4cm" svg:x="2.702cm" svg:y="9.4cm">
          <text:p text:style-name="P4"><text:span text:style-name="T3">Acc1</text:span></text:p>
        </draw:rect>
        <draw:rect draw:style-name="gr4" draw:text-style-name="P4" draw:layer="layout" svg:width="1.8cm" svg:height="1.4cm" svg:x="5.102cm" svg:y="9.4cm">
          <text:p text:style-name="P4"><text:span text:style-name="T3">Acc2</text:span></text:p>
        </draw:rect>
        <draw:line draw:style-name="gr5" draw:text-style-name="P2" draw:layer="layout" svg:x1="3.602cm" svg:y1="10.8cm" svg:x2="3.602cm" svg:y2="11.4cm">
          <text:p/>
        </draw:line>
        <draw:line draw:style-name="gr5" draw:text-style-name="P2" draw:layer="layout" svg:x1="6.002cm" svg:y1="10.8cm" svg:x2="6.002cm" svg:y2="11.4cm">
          <text:p/>
        </draw:line>
        <draw:rect draw:style-name="gr4" draw:text-style-name="P5" draw:layer="layout" svg:width="4.8cm" svg:height="4cm" svg:x="15.6cm" svg:y="8cm">
          <text:p text:style-name="P2"><text:span text:style-name="T1">RAM</text:span></text:p>
        </draw:rect>
        <draw:rect draw:style-name="gr4" draw:text-style-name="P5" draw:layer="layout" svg:width="4.8cm" svg:height="7.9cm" svg:x="9.1cm" svg:y="8cm">
          <text:p text:style-name="P5"><text:span text:style-name="T1">Control</text:span></text:p>
          <text:p text:style-name="P5"><text:span text:style-name="T1">Unit</text:span></text:p>
        </draw:rect>
        <draw:rect draw:style-name="gr4" draw:text-style-name="P5" draw:layer="layout" svg:width="4.8cm" svg:height="7.9cm" svg:x="22.1cm" svg:y="8cm">
          <text:p text:style-name="P2"><text:span text:style-name="T1">IOD</text:span></text:p>
        </draw:rect>
        <draw:rect draw:style-name="gr4" draw:text-style-name="P5" draw:layer="layout" svg:width="17.8cm" svg:height="1.1cm" svg:x="9.1cm" svg:y="4.3cm">
          <text:p text:style-name="P2"><text:span text:style-name="T1">Data bus</text:span></text:p>
        </draw:rect>
        <draw:rect draw:style-name="gr4" draw:text-style-name="P5" draw:layer="layout" svg:width="17.8cm" svg:height="1.1cm" svg:x="9.1cm" svg:y="2.9cm">
          <text:p text:style-name="P2"><text:span text:style-name="T1">Address bus</text:span></text:p>
        </draw:rect>
        <draw:line draw:style-name="gr6" draw:text-style-name="P2" draw:layer="layout" svg:x1="26.1cm" svg:y1="8cm" svg:x2="26.1cm" svg:y2="4cm">
          <text:p/>
        </draw:line>
        <draw:line draw:style-name="gr6" draw:text-style-name="P2" draw:layer="layout" svg:x1="25.1cm" svg:y1="8cm" svg:x2="25.1cm" svg:y2="5.4cm">
          <text:p/>
        </draw:line>
        <draw:line draw:style-name="gr7" draw:text-style-name="P2" draw:layer="layout" svg:x1="13.2cm" svg:y1="8cm" svg:x2="13.2cm" svg:y2="4cm">
          <text:p/>
        </draw:line>
        <draw:line draw:style-name="gr6" draw:text-style-name="P2" draw:layer="layout" svg:x1="12.3cm" svg:y1="8cm" svg:x2="12.3cm" svg:y2="5.4cm">
          <text:p/>
        </draw:line>
        <draw:line draw:style-name="gr8" draw:text-style-name="P2" draw:layer="layout" svg:x1="13.9cm" svg:y1="13.433cm" svg:x2="22.1cm" svg:y2="13.433cm">
          <text:p/>
        </draw:line>
        <draw:line draw:style-name="gr8" draw:text-style-name="P2" draw:layer="layout" svg:x1="13.9cm" svg:y1="11.2cm" svg:x2="15.6cm" svg:y2="11.2cm">
          <text:p/>
        </draw:line>
        <draw:frame draw:style-name="gr9" draw:text-style-name="P6" draw:layer="layout" svg:width="1.5cm" svg:height="0.767cm" svg:x="16.6cm" svg:y="12.7cm">
          <draw:text-box>
            <text:p text:style-name="P6"><text:span text:style-name="T4">INR</text:span></text:p>
          </draw:text-box>
        </draw:frame>
        <draw:frame draw:style-name="gr10" draw:text-style-name="P6" draw:layer="layout" svg:width="1.5cm" svg:height="0.767cm" svg:x="14.3cm" svg:y="10.533cm">
          <draw:text-box>
            <text:p text:style-name="P6"><text:span text:style-name="T4">RE</text:span></text:p>
          </draw:text-box>
        </draw:frame>
        <draw:line draw:style-name="gr8" draw:text-style-name="P2" draw:layer="layout" svg:x1="22.1cm" svg:y1="14.7cm" svg:x2="13.9cm" svg:y2="14.7cm">
          <text:p/>
        </draw:line>
        <draw:frame draw:style-name="gr11" draw:text-style-name="P6" draw:layer="layout" svg:width="1.5cm" svg:height="0.767cm" svg:x="16.6cm" svg:y="14cm">
          <draw:text-box>
            <text:p text:style-name="P6"><text:span text:style-name="T4">INT</text:span></text:p>
          </draw:text-box>
        </draw:frame>
        <draw:rect draw:style-name="gr4" draw:text-style-name="P7" draw:layer="layout" svg:width="6.4cm" svg:height="0.9cm" svg:x="1.9cm" svg:y="15cm">
          <text:p text:style-name="P7"><text:span text:style-name="T5">Internal Data Bus</text:span></text:p>
        </draw:rect>
        <draw:line draw:style-name="gr12" draw:text-style-name="P2" draw:layer="layout" svg:x1="2.2cm" svg:y1="15cm" svg:x2="2.2cm" svg:y2="8.8cm">
          <text:p/>
        </draw:line>
        <draw:line draw:style-name="gr12" draw:text-style-name="P2" draw:layer="layout" svg:x1="2.2cm" svg:y1="8.8cm" svg:x2="3.6cm" svg:y2="8.8cm">
          <text:p/>
        </draw:line>
        <draw:line draw:style-name="gr5" draw:text-style-name="P2" draw:layer="layout" svg:x1="3.6cm" svg:y1="8.8cm" svg:x2="3.6cm" svg:y2="9.4cm">
          <text:p/>
        </draw:line>
        <draw:line draw:style-name="gr12" draw:text-style-name="P2" draw:layer="layout" svg:x1="3.6cm" svg:y1="8.8cm" svg:x2="6cm" svg:y2="8.8cm">
          <text:p/>
        </draw:line>
        <draw:line draw:style-name="gr5" draw:text-style-name="P2" draw:layer="layout" svg:x1="6cm" svg:y1="8.8cm" svg:x2="6cm" svg:y2="9.4cm">
          <text:p/>
        </draw:line>
        <draw:line draw:style-name="gr8" draw:text-style-name="P2" draw:layer="layout" svg:x1="9.1cm" svg:y1="12cm" svg:x2="6.8cm" svg:y2="12cm">
          <text:p/>
        </draw:line>
        <draw:frame draw:style-name="gr13" draw:text-style-name="P6" draw:layer="layout" svg:width="1.6cm" svg:height="0.767cm" svg:x="7.4cm" svg:y="11.333cm">
          <draw:text-box>
            <text:p text:style-name="P6"><text:span text:style-name="T4">µcode</text:span></text:p>
          </draw:text-box>
        </draw:frame>
        <draw:line draw:style-name="gr14" draw:text-style-name="P2" draw:layer="layout" svg:x1="9.1cm" svg:y1="8.3cm" svg:x2="4.2cm" svg:y2="8.3cm">
          <text:p/>
        </draw:line>
        <draw:line draw:style-name="gr8" draw:text-style-name="P2" draw:layer="layout" svg:x1="4.2cm" svg:y1="8.3cm" svg:x2="4.2cm" svg:y2="9.4cm">
          <text:p/>
        </draw:line>
        <draw:line draw:style-name="gr8" draw:text-style-name="P2" draw:layer="layout" svg:x1="6.7cm" svg:y1="8.3cm" svg:x2="6.7cm" svg:y2="9.4cm">
          <text:p/>
        </draw:line>
        <draw:frame draw:style-name="gr13" draw:text-style-name="P6" draw:layer="layout" svg:width="1.7cm" svg:height="0.767cm" svg:x="4.7cm" svg:y="7.633cm">
          <draw:text-box>
            <text:p text:style-name="P6"><text:span text:style-name="T4">Enable</text:span></text:p>
          </draw:text-box>
        </draw:frame>
        <draw:line draw:style-name="gr7" draw:text-style-name="P2" draw:layer="layout" svg:x1="19.7cm" svg:y1="8cm" svg:x2="19.7cm" svg:y2="4cm">
          <text:p/>
        </draw:line>
        <draw:line draw:style-name="gr6" draw:text-style-name="P2" draw:layer="layout" svg:x1="18.8cm" svg:y1="8cm" svg:x2="18.8cm" svg:y2="5.4cm">
          <text:p/>
        </draw:line>
        <draw:rect draw:style-name="gr4" draw:text-style-name="P5" draw:layer="layout" svg:width="3.4cm" svg:height="2.2cm" svg:x="16.3cm" svg:y="17.2cm">
          <text:p text:style-name="P2"><text:span text:style-name="T1">Clock</text:span></text:p>
        </draw:rect>
        <draw:line draw:style-name="gr12" draw:text-style-name="P2" draw:layer="layout" svg:x1="16.3cm" svg:y1="18.2cm" svg:x2="11.5cm" svg:y2="18.2cm">
          <text:p/>
        </draw:line>
        <draw:line draw:style-name="gr12" draw:text-style-name="P2" draw:layer="layout" svg:x1="19.7cm" svg:y1="18.2cm" svg:x2="24.6cm" svg:y2="18.2cm">
          <text:p/>
        </draw:line>
        <draw:line draw:style-name="gr5" draw:text-style-name="P2" draw:layer="layout" svg:x1="11.5cm" svg:y1="18.2cm" svg:x2="11.5cm" svg:y2="15.9cm">
          <text:p/>
        </draw:line>
        <draw:line draw:style-name="gr5" draw:text-style-name="P2" draw:layer="layout" svg:x1="24.6cm" svg:y1="18.2cm" svg:x2="24.6cm" svg:y2="15.9cm">
          <text:p/>
        </draw:line>
        <draw:line draw:style-name="gr5" draw:text-style-name="P2" draw:layer="layout" svg:x1="18cm" svg:y1="17.2cm" svg:x2="18cm" svg:y2="12cm">
          <text:p/>
        </draw:line>
        <draw:line draw:style-name="gr5" draw:text-style-name="P2" draw:layer="layout" svg:x1="4.8cm" svg:y1="14.3cm" svg:x2="4.8cm" svg:y2="15cm">
          <text:p/>
        </draw:line>
        <draw:rect draw:style-name="gr4" draw:text-style-name="P5" draw:layer="layout" svg:width="6.4cm" svg:height="2.3cm" svg:x="1.9cm" svg:y="17.1cm">
          <text:p text:style-name="P2"><text:span text:style-name="T1">Registers</text:span></text:p>
        </draw:rect>
        <draw:line draw:style-name="gr6" draw:text-style-name="P2" draw:layer="layout" svg:x1="4.8cm" svg:y1="17.1cm" svg:x2="4.8cm" svg:y2="15.9cm">
          <text:p/>
        </draw:line>
        <draw:line draw:style-name="gr5" draw:text-style-name="P2" draw:layer="layout" svg:x1="9.1cm" svg:y1="15.4cm" svg:x2="8.3cm" svg:y2="15.4cm">
          <text:p/>
        </draw:line>
        <draw:line draw:style-name="gr14" draw:text-style-name="P2" draw:layer="layout" svg:x1="9.8cm" svg:y1="15.9cm" svg:x2="9.8cm" svg:y2="18.2cm">
          <text:p/>
        </draw:line>
        <draw:line draw:style-name="gr8" draw:text-style-name="P2" draw:layer="layout" svg:x1="9.8cm" svg:y1="18.2cm" svg:x2="8.3cm" svg:y2="18.2cm">
          <text:p/>
        </draw:line>
        <draw:line draw:style-name="gr5" draw:text-style-name="P2" draw:layer="layout" svg:x1="6.5cm" svg:y1="13.3cm" svg:x2="9.1cm" svg:y2="13.3cm">
          <text:p/>
        </draw:line>
        <draw:frame draw:style-name="gr15" draw:text-style-name="P8" draw:layer="layout" svg:width="1.9cm" svg:height="0.8cm" svg:x="26.9cm" svg:y="15.2cm">
          <draw:text-box>
            <text:p text:style-name="P8"><text:span text:style-name="T6">Devices</text:span></text:p>
          </draw:text-box>
        </draw:frame>
        <draw:frame draw:style-name="gr13" draw:text-style-name="P6" draw:layer="layout" svg:width="1.7cm" svg:height="0.767cm" svg:x="8.6cm" svg:y="18.1cm">
          <draw:text-box>
            <text:p text:style-name="P6"><text:span text:style-name="T4">Enable</text:span></text:p>
          </draw:text-box>
        </draw:frame>
        <draw:line draw:style-name="gr8" draw:text-style-name="P2" draw:layer="layout" svg:x1="2.2cm" svg:y1="2.9cm" svg:x2="5.7cm" svg:y2="2.9cm">
          <text:p/>
        </draw:line>
        <draw:line draw:style-name="gr5" draw:text-style-name="P2" draw:layer="layout" svg:x1="2.2cm" svg:y1="4.1cm" svg:x2="5.7cm" svg:y2="4.1cm">
          <text:p/>
        </draw:line>
        <draw:frame draw:style-name="gr3" draw:text-style-name="P6" draw:layer="layout" svg:width="2.4cm" svg:height="0.9cm" svg:x="5.9cm" svg:y="2.5cm">
          <draw:text-box>
            <text:p text:style-name="P6"><text:span text:style-name="T4">Command</text:span></text:p>
          </draw:text-box>
        </draw:frame>
        <draw:frame draw:style-name="gr16" draw:text-style-name="P8" draw:layer="layout" svg:width="2.2cm" svg:height="0.767cm" svg:x="5.9cm" svg:y="3.7cm">
          <draw:text-box>
            <text:p text:style-name="P8"><text:span text:style-name="T6">8 bit bus</text:span></text:p>
          </draw:text-box>
        </draw:frame>
        <draw:rect draw:style-name="gr4" draw:text-style-name="P9" draw:layer="layout" svg:width="3.4cm" svg:height="1.1cm" svg:x="9.8cm" svg:y="8.3cm">
          <text:p text:style-name="P2"><text:span text:style-name="T7">Stack Pointer</text:span></text:p>
        </draw:rect>
        <draw:rect draw:style-name="gr4" draw:text-style-name="P9" draw:layer="layout" svg:width="3.4cm" svg:height="1.1cm" svg:x="9.8cm" svg:y="9.7cm">
          <text:p text:style-name="P2"><text:span text:style-name="T7">Program Counter</text:span></text:p>
        </draw:rect>
        <draw:rect draw:style-name="gr4" draw:text-style-name="P9" draw:layer="layout" svg:width="3.4cm" svg:height="1.1cm" svg:x="9.8cm" svg:y="13.7cm">
          <text:p text:style-name="P2"><text:span text:style-name="T7">Flag Register</text:span></text:p>
        </draw:rect>
        <draw:line draw:style-name="gr17" draw:text-style-name="P10" draw:layer="layout" svg:x1="2.2cm" svg:y1="5.2cm" svg:x2="5.7cm" svg:y2="5.2cm">
          <text:p/>
        </draw:line>
        <draw:frame draw:style-name="gr15" draw:text-style-name="P11" draw:layer="layout" svg:width="2.4cm" svg:height="0.8cm" svg:x="5.9cm" svg:y="4.8cm">
          <draw:text-box>
            <text:p text:style-name="P11"><text:span text:style-name="T3">24 bit bus</text:span></text:p>
          </draw:text-box>
        </draw:frame>
        <draw:line draw:style-name="gr6" draw:text-style-name="P2" draw:layer="layout" svg:x1="26.9cm" svg:y1="9cm" svg:x2="28.7cm" svg:y2="9cm">
          <text:p/>
        </draw:line>
        <draw:line draw:style-name="gr6" draw:text-style-name="P2" draw:layer="layout" svg:x1="26.9cm" svg:y1="9.5cm" svg:x2="28.7cm" svg:y2="9.5cm">
          <text:p/>
        </draw:line>
        <draw:line draw:style-name="gr6" draw:text-style-name="P2" draw:layer="layout" svg:x1="26.9cm" svg:y1="10cm" svg:x2="28.7cm" svg:y2="10cm">
          <text:p/>
        </draw:line>
        <draw:line draw:style-name="gr6" draw:text-style-name="P2" draw:layer="layout" svg:x1="26.9cm" svg:y1="10.5cm" svg:x2="28.7cm" svg:y2="10.5cm">
          <text:p/>
        </draw:line>
        <draw:line draw:style-name="gr6" draw:text-style-name="P2" draw:layer="layout" svg:x1="26.9cm" svg:y1="11cm" svg:x2="28.7cm" svg:y2="11cm">
          <text:p/>
        </draw:line>
        <draw:line draw:style-name="gr6" draw:text-style-name="P2" draw:layer="layout" svg:x1="26.9cm" svg:y1="13cm" svg:x2="28.7cm" svg:y2="13cm">
          <text:p/>
        </draw:line>
        <draw:line draw:style-name="gr6" draw:text-style-name="P2" draw:layer="layout" svg:x1="26.9cm" svg:y1="13.5cm" svg:x2="28.7cm" svg:y2="13.5cm">
          <text:p/>
        </draw:line>
        <draw:line draw:style-name="gr6" draw:text-style-name="P2" draw:layer="layout" svg:x1="26.9cm" svg:y1="14cm" svg:x2="28.7cm" svg:y2="14cm">
          <text:p/>
        </draw:line>
        <draw:line draw:style-name="gr6" draw:text-style-name="P2" draw:layer="layout" svg:x1="26.9cm" svg:y1="14.5cm" svg:x2="28.7cm" svg:y2="14.5cm">
          <text:p/>
        </draw:line>
        <draw:line draw:style-name="gr6" draw:text-style-name="P2" draw:layer="layout" svg:x1="26.9cm" svg:y1="15cm" svg:x2="28.7cm" svg:y2="15cm">
          <text:p/>
        </draw:line>
        <draw:frame draw:style-name="gr18" draw:layer="layout" svg:width="1.1cm" svg:height="1cm" draw:transform="rotate (-1.57079632679579) translate (28.5cm 11.5cm)">
          <draw:text-box>
            <text:p>...</text:p>
          </draw:text-box>
        </draw:frame>
        <draw:rect draw:style-name="gr19" draw:text-style-name="P2" draw:layer="layout" svg:width="13cm" svg:height="12.4cm" svg:x="1.4cm" svg:y="7.5cm">
          <text:p/>
        </draw:rect>
        <draw:frame draw:style-name="gr3" draw:text-style-name="P12" draw:layer="layout" svg:width="4cm" svg:height="1.026cm" svg:x="1.4cm" svg:y="6.674cm">
          <draw:text-box>
            <text:p text:style-name="P12"><text:span text:style-name="T8">HBC-2 CP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ni LADISA</meta:initial-creator>
    <meta:creation-date>2021-04-18T18:09:18.21</meta:creation-date>
    <dc:date>2021-04-18T19:50:20.09</dc:date>
    <dc:creator>Gianni LADISA</dc:creator>
    <meta:editing-duration>PT55M32S</meta:editing-duration>
    <meta:editing-cycles>17</meta:editing-cycles>
    <meta:generator>OpenOffice/4.1.8$Win32 OpenOffice.org_project/418m3$Build-9803</meta:generator>
    <meta:document-statistic meta:object-count="73"/>
  </office:meta>
</office:document-meta>
</file>